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1.649cm"/>
    </style:style>
    <style:style style:name="co4" style:family="table-column">
      <style:table-column-properties fo:break-before="auto" style:column-width="1.67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607cm" fo:break-before="auto" style:use-optimal-row-height="false"/>
    </style:style>
    <style:style style:name="ro4" style:family="table-row">
      <style:table-row-properties style:row-height="1.33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35cm" fo:padding-left="0.3cm" fo:padding-right="0.035cm" fo:padding-top="0.035cm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35cm" fo:padding-left="0.3cm" fo:padding-right="0.035cm" fo:padding-top="0.035cm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/>
    </style:style>
    <style:style style:name="ce36" style:family="table-cell" style:parent-style-name="Default" style:data-style-name="N196">
      <style:table-cell-properties fo:border-bottom="none" style:text-align-source="fix" style:repeat-content="false" fo:background-color="transparent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353cm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color="#808080" style:font-name="Arial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808080" style:font-name="Arial"/>
    </style:style>
    <style:style style:name="ce42" style:family="table-cell" style:parent-style-name="Default" style:data-style-name="N152">
      <style:table-cell-properties fo:border-bottom="none" fo:background-color="transparent" fo:border-left="none" fo:padding-bottom="0.035cm" fo:padding-left="0.035cm" fo:padding-right="0.3cm" fo:padding-top="0.035cm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52">
      <style:table-cell-properties fo:border-bottom="0.06pt solid #eeeeee" fo:border-left="none" fo:padding-bottom="0.035cm" fo:padding-left="0.035cm" fo:padding-right="0.3cm" fo:padding-top="0.035cm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52">
      <style:table-cell-properties fo:border-bottom="0.06pt solid #eeeeee" style:text-align-source="fix" style:repeat-content="false" fo:border-left="none" fo:padding-bottom="0.035cm" fo:padding-left="0.035cm" fo:padding-right="0.3cm" fo:padding-top="0.035cm" fo:border-right="none" fo:border-top="none" style:vertical-align="middle"/>
      <style:paragraph-properties fo:text-align="end" fo:margin-left="0cm"/>
      <style:text-properties style:font-name="Arial"/>
    </style:style>
    <style:style style:name="ce48" style:family="table-cell" style:parent-style-name="Default" style:data-style-name="N152">
      <style:table-cell-properties fo:border-bottom="0.06pt solid #dddddd" fo:background-color="#eeeeee" style:text-align-source="fix" style:repeat-content="false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/>
    </style:style>
    <style:style style:name="ce54" style:family="table-cell" style:parent-style-name="Default" style:data-style-name="N181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5.096cm" svg:height="1.039cm" svg:x="0cm" svg:y="0.075cm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994240607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6" table:formula="of:=TODAY()" office:value-type="date" office:date-value="2024-07-04" calcext:value-type="date">
            <text:p>04/07/24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number number:decimal-places="0" number:min-decimal-places="0" number:min-integer-digits="1" number:grouping="true"/>
      <number:text> </number:text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5" number:min-decimal-places="5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number number:decimal-places="2" number:min-decimal-places="2" number:min-integer-digits="1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</number:text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number number:decimal-places="2" number:min-decimal-places="2" number:min-integer-digits="1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1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41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41P2" style:volatile="true">
      <number:text> $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">
      <number:number number:decimal-places="0" number:min-decimal-places="0" number:min-integer-digits="1"/>
      <number:text> units</number:text>
    </number:number-style>
    <number:percentage-style style:name="N146">
      <number:number number:decimal-places="1" number:min-decimal-places="1" number:min-integer-digits="1"/>
      <number:text>%</number:text>
    </number:percentage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 number:decimal-places="1"/>
    </number:time-style>
    <number:time-style style:name="N150">
      <number:hours/>
      <number:text> </number:text>
      <number:am-pm/>
    </number:time-style>
    <number:currency-style style:name="N152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52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52P0"/>
    </number:currency-style>
    <number:date-style style:name="N154P0" style:volatile="true">
      <number:month/>
      <number:text>/</number:text>
      <number:day/>
      <number:text>/</number:text>
      <number:year/>
    </number:date-style>
    <number:text-style style:name="N154">
      <number:text-content/>
      <style:map style:condition="value()&lt;=1.7976931348623157E+308" style:apply-style-name="N154P0"/>
    </number:text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number:min-decimal-places="0" number:min-integer-digits="0"/>
    </number:number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9">
      <number:text>$</number:text>
      <number:number number:decimal-places="2" number:min-decimal-places="2" number:min-integer-digits="1" number:grouping="true"/>
    </number:number-style>
    <number:number-style style:name="N16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1" number:min-decimal-places="1" number:min-integer-digits="1"/>
    </number:number-style>
    <number:number-style style:name="N165">
      <number:number number:decimal-places="6" number:min-decimal-places="6" number:min-integer-digits="1"/>
    </number:number-style>
    <number:number-style style:name="N166">
      <number:number number:decimal-places="0" number:min-decimal-places="0" number:min-integer-digits="0" number:grouping="true"/>
      <number:text> units</number:text>
    </number:number-style>
    <number:date-style style:name="N167">
      <number:day/>
    </number:date-style>
    <number:number-style style:name="N16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69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0" number:min-decimal-places="0" number:min-integer-digits="0"/>
      <number:text> units</number:text>
    </number:number-style>
    <number:date-style style:name="N176P0" style:volatile="true">
      <number:month/>
      <number:text>/</number:text>
      <number:day/>
      <number:text>/</number:text>
      <number:year number:style="long"/>
    </number:date-style>
    <number:text-style style:name="N176">
      <number:text-content/>
      <style:map style:condition="value()&lt;=1.7976931348623157E+308" style:apply-style-name="N176P0"/>
    </number:text-style>
    <number:number-style style:name="N177">
      <number:number number:decimal-places="3" number:min-decimal-places="3" number:min-integer-digits="1"/>
    </number:number-style>
    <number:percentage-style style:name="N178">
      <number:number number:decimal-places="4" number:min-decimal-places="4" number:min-integer-digits="1"/>
      <number:text>%</number:text>
    </number:percentage-style>
    <number:number-style style:name="N17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$-</number:text>
      <number:number number:decimal-places="0" number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1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1P0"/>
    </number:currency-style>
    <number:number-style style:name="N18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83">
      <number:number number:decimal-places="1" number:min-decimal-places="1" number:min-integer-digits="1" number:grouping="true"/>
      <number:text> </number:text>
    </number:number-style>
    <number:number-style style:name="N185P0" style:volatile="true">
      <number:number number:decimal-places="1" number:min-decimal-places="1" number:min-integer-digits="1" number:grouping="true"/>
      <number:text> </number:text>
    </number:number-style>
    <number:number-style style:name="N185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85P2" style:volatile="true">
      <number:text>-</number:text>
      <number:number number:decimal-places="0" number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time-style style:name="N186">
      <number:minutes number:style="long"/>
      <number:text>:</number:text>
      <number:seconds number:style="long"/>
    </number:time-style>
    <number:number-style style:name="N187">
      <number:number number:decimal-places="8" number:min-decimal-places="8" number:min-integer-digits="1"/>
    </number:number-style>
    <number:time-style style:name="N189P0" style:volatile="true">
      <number:hours/>
      <number:text>:</number:text>
      <number:minutes number:style="long"/>
      <number:text> </number:text>
      <number:am-pm/>
    </number:time-style>
    <number:text-style style:name="N189">
      <number:text-content/>
      <style:map style:condition="value()&lt;=1.7976931348623157E+308" style:apply-style-name="N189P0"/>
    </number:text-style>
    <number:number-style style:name="N190">
      <number:number number:decimal-places="0" number:min-decimal-places="0" number:min-integer-digits="5"/>
    </number:number-style>
    <number:percentage-style style:name="N191">
      <number:number number:decimal-places="3" number:min-decimal-places="3" number:min-integer-digits="1"/>
      <number:text>%</number:text>
    </number:percentage-style>
    <number:number-style style:name="N193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193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193P0"/>
    </number:number-style>
    <number:number-style style:name="N194">
      <number:number number:decimal-places="4" number:min-decimal-places="4" number:min-integer-digits="1"/>
    </number:number-style>
    <number:currency-style style:name="N196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96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96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0.635cm" fo:margin-left="1.9cm" fo:margin-right="1.9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1.09cm" fo:margin-left="0cm" fo:margin-right="0cm" fo:margin-top="0.99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16:45:46.3623699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title>Invoice</dc:title>
    <dc:description>
</dc:description>
    <dc:subject>MattStudios</dc:subject>
    <meta:creation-date>2017-08-20T20:11:38.31</meta:creation-date>
    <meta:editing-cycles>65</meta:editing-cycles>
    <meta:editing-duration>P1DT3H27M6S</meta:editing-duration>
    <meta:initial-creator>Matt Dunning</meta:initial-creator>
    <dc:date>2024-07-04T16:46:12.251288542</dc:date>
    <meta:document-statistic meta:table-count="1" meta:cell-count="32" meta:object-count="1"/>
    <meta:user-defined meta:name="Copyright">(c) 2017 MattStudios</meta:user-defined>
  </office:meta>
</office:document-meta>
</file>